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7e0021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84d1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aecf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6cm" fo:min-width="0.2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6cm" fo:min-width="0.2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.2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6cm" fo:min-width="2.2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6cm" fo:min-width="2.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4cm" fo:min-width="2.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6cm" fo:min-width="2.3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2.5cm"/>
    </style:style>
    <style:style style:name="gr13" style:family="graphic" style:parent-style-name="standard">
      <style:graphic-properties svg:stroke-color="#ff420e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hatch" draw:fill-hatch-name="Hatching_20_1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Ultrafine_20_Dashed" svg:stroke-color="#ff950e" draw:fill="none" draw:textarea-vertical-align="middle"/>
    </style:style>
    <style:style style:name="gr16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dash" draw:stroke-dash="Ultrafine_20_Dashed" svg:stroke-color="#000000" draw:fill="none" draw:fill-color="#ffffff" fo:min-height="0.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draw:stroke="dash" draw:stroke-dash="Fine_20_Dashed_20__28_var_29_" svg:stroke-color="#94006b" svg:stroke-opacity="65%" draw:fill="none" draw:textarea-vertical-align="middl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fill="none" draw:textarea-vertical-align="middle" draw:auto-grow-height="false" fo:min-height="0.749cm" fo:min-width="0.499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37cm" fo:min-width="1.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4b1f6f"/>
    </style:style>
    <style:style style:name="P5" style:family="paragraph">
      <style:text-properties fo:color="#4b1f6f" fo:font-size="12pt" style:font-size-asian="12pt" style:font-size-complex="12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text-properties fo:color="#ff950e"/>
    </style:style>
    <style:style style:name="P8" style:family="paragraph">
      <style:text-properties fo:color="#ff950e"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4b1f6f" fo:font-size="12pt" style:font-size-asian="12pt" style:font-size-complex="12pt"/>
    </style:style>
    <style:style style:name="T4" style:family="text">
      <style:text-properties fo:color="#4b1f6f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ff950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168cm" svg:height="7.821cm" svg:x="4.363cm" svg:y="5.538cm">
          <text:p/>
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6.536cm" svg:y1="11.539cm" svg:x2="10.794cm" svg:y2="7.281cm">
          <text:p/>
        </draw:line>
        <draw:line draw:style-name="gr3" draw:text-style-name="P1" draw:layer="layout" svg:x1="8.274cm" svg:y1="9.714cm" svg:x2="8.274cm" svg:y2="3.892cm">
          <text:p/>
        </draw:line>
        <draw:line draw:style-name="gr4" draw:text-style-name="P1" draw:layer="layout" svg:x1="8.274cm" svg:y1="9.801cm" svg:x2="14.617cm" svg:y2="9.801cm">
          <text:p/>
        </draw:line>
        <draw:frame draw:style-name="gr5" draw:layer="layout" svg:width="0.82cm" svg:height="0.962cm" svg:x="7.561cm" svg:y="3.838cm">
          <draw:text-box>
            <text:p>y</text:p>
          </draw:text-box>
        </draw:frame>
        <draw:frame draw:style-name="gr6" draw:layer="layout" svg:width="0.82cm" svg:height="0.962cm" svg:x="13.905cm" svg:y="9.747cm">
          <draw:text-box>
            <text:p>x</text:p>
          </draw:text-box>
        </draw:frame>
        <draw:frame draw:style-name="gr7" draw:layer="layout" svg:width="0.82cm" svg:height="0.989cm" svg:x="9.803cm" svg:y="6.727cm">
          <draw:text-box>
            <text:p>z</text:p>
          </draw:text-box>
        </draw:frame>
        <draw:frame draw:style-name="gr8" draw:text-style-name="P2" draw:layer="layout" svg:width="3.131cm" svg:height="0.836cm" svg:x="10.5cm" svg:y="13cm">
          <draw:text-box>
            <text:p><text:span text:style-name="T1">(+1,-1,-1)</text:span></text:p>
          </draw:text-box>
        </draw:frame>
        <draw:frame draw:style-name="gr9" draw:text-style-name="P2" draw:layer="layout" svg:width="2.97cm" svg:height="0.836cm" svg:x="2.33cm" svg:y="13cm">
          <draw:text-box>
            <text:p><text:span text:style-name="T1">(-1,-1,-1)</text:span></text:p>
          </draw:text-box>
        </draw:frame>
        <draw:frame draw:style-name="gr10" draw:text-style-name="P2" draw:layer="layout" svg:width="3.292cm" svg:height="0.964cm" svg:x="10.4cm" svg:y="7.136cm">
          <draw:text-box>
            <text:p><text:span text:style-name="T1">(+1,+1,-1)</text:span></text:p>
          </draw:text-box>
        </draw:frame>
        <draw:frame draw:style-name="gr11" draw:text-style-name="P2" draw:layer="layout" svg:width="2.4cm" svg:height="0.836cm" svg:x="12.4cm" svg:y="11.064cm">
          <draw:text-box>
            <text:p><text:span text:style-name="T1">(+1,-1,+1)</text:span></text:p>
          </draw:text-box>
        </draw:frame>
        <draw:frame draw:style-name="gr12" draw:text-style-name="P2" draw:layer="layout" svg:width="2.52cm" svg:height="0.835cm" svg:x="12.38cm" svg:y="5.165cm">
          <draw:text-box>
            <text:p><text:span text:style-name="T1">(+1,+1,+1)</text:span></text:p>
          </draw:text-box>
        </draw:frame>
        <draw:frame draw:style-name="gr11" draw:text-style-name="P2" draw:layer="layout" svg:width="2.491cm" svg:height="0.836cm" svg:x="4.009cm" svg:y="5.1cm">
          <draw:text-box>
            <text:p><text:span text:style-name="T1">(-1,+1,+1)</text:span></text:p>
          </draw:text-box>
        </draw:frame>
        <draw:frame draw:style-name="gr8" draw:text-style-name="P2" draw:layer="layout" svg:width="3.131cm" svg:height="0.836cm" svg:x="2.269cm" svg:y="7.064cm">
          <draw:text-box>
            <text:p><text:span text:style-name="T1">(-1,+1,-1)</text:span></text:p>
          </draw:text-box>
        </draw:frame>
        <draw:frame draw:style-name="gr11" draw:text-style-name="P2" draw:layer="layout" svg:width="2.4cm" svg:height="0.836cm" svg:x="4.2cm" svg:y="10.964cm">
          <draw:text-box>
            <text:p><text:span text:style-name="T1">(-1,-1,+1)</text:span></text:p>
          </draw:text-box>
        </draw:frame>
        <draw:custom-shape draw:style-name="gr13" draw:text-style-name="P1" draw:layer="layout" svg:width="8.168cm" svg:height="7.821cm" svg:x="4.364cm" svg:y="5.5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1" draw:layer="layout" svg:width="12.3cm" svg:height="8.4cm" svg:x="3.2cm" svg:y="16.2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0.6cm" svg:y1="13.4cm" svg:x2="11.9cm" svg:y2="17.9cm">
          <text:p/>
        </draw:line>
        <draw:custom-shape draw:style-name="gr16" draw:text-style-name="P1" draw:layer="layout" svg:width="5.4cm" svg:height="5.2cm" svg:x="7cm" svg:y="17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4cm" svg:height="5.2cm" svg:x="6.5cm" svg:y="17.8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5.6cm" svg:height="0.75cm" svg:x="3.2cm" svg:y="15.45cm">
          <draw:text-box>
            <text:p><text:span text:style-name="T2">Graphik Fenster (Window)</text:span></text:p>
          </draw:text-box>
        </draw:frame>
        <draw:frame draw:style-name="gr19" draw:text-style-name="P3" draw:layer="layout" svg:width="2.881cm" svg:height="0.725cm" svg:x="1.5cm" svg:y="24.5cm">
          <draw:text-box>
            <text:p><text:span text:style-name="T2">(x = 0, y = 0)</text:span></text:p>
          </draw:text-box>
        </draw:frame>
        <draw:frame draw:style-name="gr19" draw:text-style-name="P3" draw:layer="layout" svg:width="2.881cm" svg:height="0.725cm" svg:x="14.419cm" svg:y="24.575cm">
          <draw:text-box>
            <text:p><text:span text:style-name="T2">(x = b, y = 0)</text:span></text:p>
          </draw:text-box>
        </draw:frame>
        <draw:line draw:style-name="gr20" draw:text-style-name="P1" draw:layer="layout" svg:x1="8.2cm" svg:y1="24.1cm" svg:x2="3.2cm" svg:y2="24.1cm">
          <text:p/>
        </draw:line>
        <draw:line draw:style-name="gr20" draw:text-style-name="P1" draw:layer="layout" svg:x1="9.2cm" svg:y1="24.1cm" svg:x2="15.5cm" svg:y2="24.1cm">
          <text:p/>
        </draw:line>
        <draw:frame draw:style-name="gr21" draw:text-style-name="P3" draw:layer="layout" svg:width="0.739cm" svg:height="0.725cm" svg:x="8.3cm" svg:y="23.7cm">
          <draw:text-box>
            <text:p><text:span text:style-name="T2">b</text:span></text:p>
          </draw:text-box>
        </draw:frame>
        <draw:line draw:style-name="gr20" draw:text-style-name="P1" draw:layer="layout" svg:x1="16cm" svg:y1="20.8cm" svg:x2="16cm" svg:y2="16.2cm">
          <text:p/>
        </draw:line>
        <draw:line draw:style-name="gr20" draw:text-style-name="P1" draw:layer="layout" svg:x1="16cm" svg:y1="21.6cm" svg:x2="16cm" svg:y2="24.6cm">
          <text:p/>
        </draw:line>
        <draw:frame draw:style-name="gr21" draw:text-style-name="P3" draw:layer="layout" svg:width="0.739cm" svg:height="0.725cm" svg:x="15.601cm" svg:y="20.801cm">
          <draw:text-box>
            <text:p><text:span text:style-name="T2">h</text:span></text:p>
          </draw:text-box>
        </draw:frame>
        <draw:frame draw:style-name="gr19" draw:text-style-name="P3" draw:layer="layout" svg:width="2.881cm" svg:height="0.725cm" svg:x="15.3cm" svg:y="15.6cm">
          <draw:text-box>
            <text:p><text:span text:style-name="T2">(x = b, y = h)</text:span></text:p>
          </draw:text-box>
        </draw:frame>
        <draw:frame draw:style-name="gr19" draw:text-style-name="P3" draw:layer="layout" svg:width="2.881cm" svg:height="0.725cm" svg:x="1.501cm" svg:y="14.701cm">
          <draw:text-box>
            <text:p><text:span text:style-name="T2">(x = 0, y = h)</text:span></text:p>
          </draw:text-box>
        </draw:frame>
        <draw:line draw:style-name="gr22" draw:text-style-name="P1" draw:layer="layout" svg:x1="4.4cm" svg:y1="13.5cm" svg:x2="6.5cm" svg:y2="23cm">
          <text:p/>
        </draw:line>
        <draw:line draw:style-name="gr22" draw:text-style-name="P1" draw:layer="layout" svg:x1="4.4cm" svg:y1="7.6cm" svg:x2="6.5cm" svg:y2="17.8cm">
          <text:p/>
        </draw:line>
        <draw:line draw:style-name="gr22" draw:text-style-name="P1" draw:layer="layout" svg:x1="10.5cm" svg:y1="7.4cm" svg:x2="11.9cm" svg:y2="17.8cm">
          <text:p/>
        </draw:line>
        <draw:line draw:style-name="gr22" draw:text-style-name="P1" draw:layer="layout" svg:x1="10.6cm" svg:y1="13.4cm" svg:x2="11.899cm" svg:y2="22.999cm">
          <text:p/>
        </draw:line>
        <draw:frame draw:style-name="gr21" draw:text-style-name="P5" draw:layer="layout" svg:width="4.855cm" svg:height="0.725cm" svg:x="6.883cm" svg:y="20.075cm">
          <draw:text-box>
            <text:p text:style-name="P4"><text:span text:style-name="T3">glViewport(x</text:span><text:span text:style-name="T4">v</text:span><text:span text:style-name="T3">, y</text:span><text:span text:style-name="T4">v</text:span><text:span text:style-name="T3">, w</text:span><text:span text:style-name="T4">v</text:span><text:span text:style-name="T3">, h</text:span><text:span text:style-name="T4">v</text:span><text:span text:style-name="T3">)</text:span></text:p>
          </draw:text-box>
        </draw:frame>
        <draw:frame draw:style-name="gr21" draw:layer="layout" svg:width="1.654cm" svg:height="0.725cm" svg:x="6.3cm" svg:y="22.275cm">
          <draw:text-box>
            <text:p><text:span text:style-name="T2">(x</text:span><text:span text:style-name="T5">v</text:span><text:span text:style-name="T2">, y</text:span><text:span text:style-name="T5">v</text:span><text:span text:style-name="T2">)</text:span></text:p>
          </draw:text-box>
        </draw:frame>
        <draw:frame draw:style-name="gr21" draw:layer="layout" svg:width="3.373cm" svg:height="0.725cm" svg:x="8.727cm" svg:y="17.775cm">
          <draw:text-box>
            <text:p><text:span text:style-name="T2">(x</text:span><text:span text:style-name="T5">v</text:span><text:span text:style-name="T2"> + w</text:span><text:span text:style-name="T5">v</text:span><text:span text:style-name="T2">, y</text:span><text:span text:style-name="T5">v</text:span><text:span text:style-name="T2"> + h</text:span><text:span text:style-name="T5">v</text:span><text:span text:style-name="T2">)</text:span></text:p>
          </draw:text-box>
        </draw:frame>
        <draw:frame draw:style-name="gr18" draw:text-style-name="P3" draw:layer="layout" svg:width="6.701cm" svg:height="1.199cm" svg:x="1.199cm" svg:y="3.501cm">
          <draw:text-box>
            <text:p><text:span text:style-name="T2">Normalisierte Koordinaten</text:span></text:p>
            <text:p><text:span text:style-name="T2">(normalized device coordinates)</text:span></text:p>
          </draw:text-box>
        </draw:frame>
        <draw:line draw:style-name="gr23" draw:text-style-name="P1" draw:layer="layout" svg:x1="6.5cm" svg:y1="17.8cm" svg:x2="7cm" svg:y2="17.4cm">
          <text:p/>
        </draw:line>
        <draw:line draw:style-name="gr23" draw:text-style-name="P1" draw:layer="layout" svg:x1="11.9cm" svg:y1="23cm" svg:x2="12.4cm" svg:y2="22.6cm">
          <text:p/>
        </draw:line>
        <draw:line draw:style-name="gr23" draw:text-style-name="P1" draw:layer="layout" svg:x1="11.9cm" svg:y1="17.8cm" svg:x2="12.4cm" svg:y2="17.4cm">
          <text:p/>
        </draw:line>
        <draw:custom-shape draw:style-name="gr24" draw:text-style-name="P1" draw:layer="layout" svg:width="0.3cm" svg:height="0.7cm" draw:transform="rotate (2.35619449019234) translate (12.212cm 18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6" draw:layer="layout" svg:width="2.462cm" svg:height="3.113cm" svg:x="12.7cm" svg:y="17.913cm">
          <draw:text-box>
            <text:p text:style-name="P6"><text:span text:style-name="T6">Z-Wert in [n .. f]</text:span></text:p>
            <text:p text:style-name="P6"><text:span text:style-name="T6">0 &lt;= n &lt;= 1</text:span></text:p>
            <text:p text:style-name="P6"><text:span text:style-name="T6">0 &lt;= f &lt;= 1</text:span></text:p>
            <text:p text:style-name="P6"><text:span text:style-name="T6">(window depth</text:span></text:p>
            <text:p text:style-name="P6"><text:span text:style-name="T6"><text:s/></text:span><text:span text:style-name="T6">Coordinates)</text:span></text:p>
            <text:p text:style-name="P6"><text:span text:style-name="T6"/></text:p>
            <text:p text:style-name="P6"><text:span text:style-name="T6">Default Werte:</text:span></text:p>
            <text:p text:style-name="P6"><text:span text:style-name="T6">n = 0</text:span></text:p>
            <text:p text:style-name="P6"><text:span text:style-name="T6">f = 1</text:span></text:p>
          </draw:text-box>
        </draw:frame>
        <draw:line draw:style-name="gr15" draw:text-style-name="P1" draw:layer="layout" svg:x1="12.5cm" svg:y1="11.4cm" svg:x2="12.4cm" svg:y2="17.4cm">
          <text:p/>
        </draw:line>
        <draw:frame draw:style-name="gr21" draw:text-style-name="P8" draw:layer="layout" svg:width="4.092cm" svg:height="0.725cm" svg:x="12.5cm" svg:y="14.4cm">
          <draw:text-box>
            <text:p text:style-name="P7"><text:span text:style-name="T7">glDepthRange(n, f)</text:span></text:p>
          </draw:text-box>
        </draw:frame>
        <draw:frame draw:style-name="gr21" draw:text-style-name="P6" draw:layer="layout" svg:width="3.173cm" svg:height="0.887cm" svg:x="6.9cm" svg:y="20.913cm">
          <draw:text-box>
            <text:p><text:span text:style-name="T6">Fenster Koordinaten</text:span></text:p>
            <text:p><text:span text:style-name="T6">(window coordinate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1" draw:display-name="Hatching 1" draw:style="single" draw:color="#ccffff" draw:distance="0.1cm" draw:rotation="3150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örg Seebohn</meta:initial-creator>
    <meta:creation-date>2014-03-22T19:15:40</meta:creation-date>
    <dc:date>2014-03-25T07:53:07</dc:date>
    <dc:creator>Jörg Seebohn</dc:creator>
    <meta:editing-duration>PT13M29S</meta:editing-duration>
    <meta:editing-cycles>2</meta:editing-cycles>
    <meta:generator>LibreOffice/3.5$Linux_x86 LibreOffice_project/350m1$Build-2</meta:generator>
    <meta:document-statistic meta:object-count="47"/>
  </office:meta>
</office:document-meta>
</file>